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5.652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4.916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7.8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7cm" svg:height="3.7cm" svg:x="6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6cm" svg:height="3cm" svg:x="5.7cm" svg:y="8.4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6cm" svg:height="3cm" svg:x="5.3cm" svg:y="13.5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8.9cm" svg:y1="11.4cm" svg:x2="10.6cm" svg:y2="13.5cm">
          <text:p/>
        </draw:line>
        <draw:line draw:style-name="gr3" draw:text-style-name="P2" draw:layer="layout" svg:x1="10.4cm" svg:y1="5.8cm" svg:x2="11cm" svg:y2="8.4cm">
          <text:p/>
        </draw:line>
        <draw:custom-shape draw:style-name="gr4" draw:text-style-name="P1" draw:layer="layout" svg:width="8.3cm" svg:height="3.8cm" svg:x="5.266cm" svg:y="18.244cm">
          <text:p text:style-name="P1">Suma = a + b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5cm" svg:y1="16.6cm" svg:x2="10.4cm" svg:y2="18.2cm">
          <text:p/>
        </draw:line>
        <draw:custom-shape draw:style-name="gr2" draw:text-style-name="P1" draw:layer="layout" svg:width="8.6cm" svg:height="3cm" svg:x="4.9cm" svg:y="23.8cm">
          <text:p text:style-name="P1">Drukuj a +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8.995cm" svg:y1="21.939cm" svg:x2="10.105cm" svg:y2="23.862cm">
          <text:p/>
        </draw:line>
        <draw:custom-shape draw:style-name="gr1" draw:text-style-name="P1" draw:layer="layout" svg:width="8.7cm" svg:height="3.7cm" svg:x="12.2cm" svg:y="25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5cm" svg:y1="25.4cm" svg:x2="13.5cm" svg:y2="2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6.642866337</meta:creation-date>
    <dc:date>2019-11-06T07:53:07.320581848</dc:date>
    <meta:editing-duration>PT7M10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